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248" officeooo:paragraph-rsid="001e4248"/>
    </style:style>
    <style:style style:name="P2" style:family="paragraph" style:parent-style-name="Standard">
      <style:text-properties officeooo:rsid="001e4b15" officeooo:paragraph-rsid="001e4b15"/>
    </style:style>
    <style:style style:name="P3" style:family="paragraph" style:parent-style-name="Standard">
      <style:text-properties officeooo:rsid="002001ae" officeooo:paragraph-rsid="002001ae"/>
    </style:style>
    <style:style style:name="P4" style:family="paragraph" style:parent-style-name="Standard">
      <style:text-properties officeooo:rsid="00211956" officeooo:paragraph-rsid="00211956"/>
    </style:style>
    <style:style style:name="P5" style:family="paragraph" style:parent-style-name="Standard">
      <style:text-properties officeooo:rsid="0021b707" officeooo:paragraph-rsid="0021b707"/>
    </style:style>
    <style:style style:name="P6" style:family="paragraph" style:parent-style-name="Standard">
      <style:text-properties officeooo:rsid="00233cf5" officeooo:paragraph-rsid="00233cf5"/>
    </style:style>
    <style:style style:name="P7" style:family="paragraph" style:parent-style-name="Standard">
      <style:text-properties officeooo:rsid="0024e684" officeooo:paragraph-rsid="0024e684"/>
    </style:style>
    <style:style style:name="P8" style:family="paragraph" style:parent-style-name="Standard">
      <style:text-properties officeooo:rsid="0025efc4" officeooo:paragraph-rsid="0025ef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La POO en Php</text:p>
      <text:p text:style-name="P1"/>
      <text:p text:style-name="P1"/>
      <text:p text:style-name="P1"/>
      <text:p text:style-name="P1">Les transpileur : prog qui transforme un langage pour un autre langage.</text:p>
      <text:p text:style-name="P1"/>
      <text:p text:style-name="P1">Php : n’a pas toute les orientation object (Java et C++ sont plus complet ),</text:p>
      <text:p text:style-name="P1"/>
      <text:p text:style-name="P1">POO permet d’organisé le procédurale de plusieurs milliers de ligne,</text:p>
      <text:p text:style-name="P1">Simplifie l’organisation du code.</text:p>
      <text:p text:style-name="P1"/>
      <text:p text:style-name="P1">Framework = Po,</text:p>
      <text:p text:style-name="P1"/>
      <text:p text:style-name="P1">Camel case : Toutes les premières lignes de mot sont en majuscule, <text:s/>WcsClassRoom </text:p>
      <text:p text:style-name="P1">Cette convention est pour les class.</text:p>
      <text:p text:style-name="P1"/>
      <text:p text:style-name="P1">Un fichier = une classe,</text:p>
      <text:p text:style-name="P2">Nom du fichier = nom de la classe,</text:p>
      <text:p text:style-name="P1"/>
      <text:p text:style-name="P1">namespace wcs ;</text:p>
      <text:p text:style-name="P1"/>
      <text:p text:style-name="P1"/>
      <text:p text:style-name="P1">class MyClass</text:p>
      <text:p text:style-name="P1">{</text:p>
      <text:p text:style-name="P1">,,,,,</text:p>
      <text:p text:style-name="P1"/>
      <text:p text:style-name="P1">}</text:p>
      <text:p text:style-name="P1"/>
      <text:p text:style-name="P1"/>
      <text:p text:style-name="P2">class est l’implementation, le plan d’une maison par exemple.</text:p>
      <text:p text:style-name="P2"/>
      <text:p text:style-name="P2">L’OBJECT EST UNE INSTANCE DE CLASS c’est à dire une variable utilisée pour accèder aux propriètés et exécuté les méthodes de classe,</text:p>
      <text:p text:style-name="P2"/>
      <text:p text:style-name="P2">$myComputer = nex Computer () ;</text:p>
      <text:p text:style-name="P2">$myComputer → speed = 3 ;</text:p>
      <text:p text:style-name="P2"/>
      <text:p text:style-name="P2"/>
      <text:p text:style-name="P2">Une variable déclaré dans une class est une propriété , un attribut ou encore une variable de classe,</text:p>
      <text:p text:style-name="P2"/>
      <text:p text:style-name="P2">Fonctions est une méthode,</text:p>
      <text:p text:style-name="P2"/>
      <text:p text:style-name="P3">$this = representate l’instance de la classe, permet de mettre ce qui est à l’intérieur de la class,</text:p>
      <text:p text:style-name="P3"/>
      <text:p text:style-name="P4">3 niveaux : public, private, protecte</text:p>
      <text:p text:style-name="P4"/>
      <text:p text:style-name="P5">constructeur : méthode exécuter systématiquement quand on créer une instance,</text:p>
      <text:p text:style-name="P5"/>
      <text:p text:style-name="P5"/>
      <text:p text:style-name="P5"/>
      <text:p text:style-name="P5"/>
      <text:p text:style-name="P5"/>
      <text:p text:style-name="P5"><text:soft-page-break/>class Computer {</text:p>
      <text:p text:style-name="P5"/>
      <text:p text:style-name="P5"><text:tab/>private $proc ;</text:p>
      <text:p text:style-name="P5"><text:tab/>private $memory ;</text:p>
      <text:p text:style-name="P5"/>
      <text:p text:style-name="P5">public function _construct($proc, $memory){</text:p>
      <text:p text:style-name="P5"><text:tab/>$this→proc = </text:p>
      <text:p text:style-name="P5"/>
      <text:p text:style-name="P5"/>
      <text:p text:style-name="P5"/>
      <text:p text:style-name="P6">Static : donne une existence dès la création de la class,</text:p>
      <text:p text:style-name="P7">static est lié uniquement à la class</text:p>
      <text:p text:style-name="P7"/>
      <text:p text:style-name="P8">class Computer {</text:p>
      <text:p text:style-name="P8"/>
      <text:p text:style-name="P8">const VERSION = 1,0’ ;</text:p>
      <text:p text:style-name="P8">,,,,</text:p>
      <text:p text:style-name="P8"/>
      <text:p text:style-name="P8">}</text:p>
      <text:p text:style-name="P8"/>
      <text:p text:style-name="P8">echo Computer::VERSION ;</text:p>
      <text:p text:style-name="P8"/>
      <text:p text:style-name="P8">constante est static sans qu’on la déclare static,</text:p>
      <text:p text:style-name="P5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9:26:25.321900602</meta:creation-date>
    <meta:generator>LibreOffice/5.1.6.2$Linux_X86_64 LibreOffice_project/10m0$Build-2</meta:generator>
    <dc:date>2017-03-20T23:16:22.343206939</dc:date>
    <meta:editing-duration>PT11H27M42S</meta:editing-duration>
    <meta:editing-cycles>1</meta:editing-cycles>
    <meta:document-statistic meta:table-count="0" meta:image-count="0" meta:object-count="0" meta:page-count="2" meta:paragraph-count="37" meta:word-count="241" meta:character-count="1399" meta:non-whitespace-character-count="1183"/>
  </office:meta>
</office:document-meta>
</file>